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42448587571" calcext:value-type="float">
            <text:p>2.22042</text:p>
          </table:table-cell>
          <table:table-cell office:value-type="float" office:value="2.15930533333333" calcext:value-type="float">
            <text:p>2.15931</text:p>
          </table:table-cell>
          <table:table-cell office:value-type="float" office:value="2.77787091525424" calcext:value-type="float">
            <text:p>2.777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80585310734" calcext:value-type="float">
            <text:p>2.23481</text:p>
          </table:table-cell>
          <table:table-cell office:value-type="float" office:value="2.15108393220339" calcext:value-type="float">
            <text:p>2.15108</text:p>
          </table:table-cell>
          <table:table-cell office:value-type="float" office:value="2.72003661016949" calcext:value-type="float">
            <text:p>2.7200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05537853107" calcext:value-type="float">
            <text:p>2.20206</text:p>
          </table:table-cell>
          <table:table-cell office:value-type="float" office:value="2.23160741242938" calcext:value-type="float">
            <text:p>2.23161</text:p>
          </table:table-cell>
          <table:table-cell office:value-type="float" office:value="2.92390508474576" calcext:value-type="float">
            <text:p>2.9239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62813559322" calcext:value-type="float">
            <text:p>2.19363</text:p>
          </table:table-cell>
          <table:table-cell office:value-type="float" office:value="2.25147757062147" calcext:value-type="float">
            <text:p>2.25148</text:p>
          </table:table-cell>
          <table:table-cell office:value-type="float" office:value="2.97862549152542" calcext:value-type="float">
            <text:p>2.978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77885875706" calcext:value-type="float">
            <text:p>2.20578</text:p>
          </table:table-cell>
          <table:table-cell office:value-type="float" office:value="2.25089868926554" calcext:value-type="float">
            <text:p>2.2509</text:p>
          </table:table-cell>
          <table:table-cell office:value-type="float" office:value="3.00364908474576" calcext:value-type="float">
            <text:p>3.0036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20788700565" calcext:value-type="float">
            <text:p>2.19821</text:p>
          </table:table-cell>
          <table:table-cell office:value-type="float" office:value="2.27397071186441" calcext:value-type="float">
            <text:p>2.27397</text:p>
          </table:table-cell>
          <table:table-cell office:value-type="float" office:value="3.07448691525424" calcext:value-type="float">
            <text:p>3.074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27943502825" calcext:value-type="float">
            <text:p>2.24928</text:p>
          </table:table-cell>
          <table:table-cell office:value-type="float" office:value="2.19228983050847" calcext:value-type="float">
            <text:p>2.19229</text:p>
          </table:table-cell>
          <table:table-cell office:value-type="float" office:value="2.89870345762712" calcext:value-type="float">
            <text:p>2.89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34406779661" calcext:value-type="float">
            <text:p>2.19334</text:p>
          </table:table-cell>
          <table:table-cell office:value-type="float" office:value="2.30550926553672" calcext:value-type="float">
            <text:p>2.30551</text:p>
          </table:table-cell>
          <table:table-cell office:value-type="float" office:value="3.0205266440678" calcext:value-type="float">
            <text:p>3.020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85161581921" calcext:value-type="float">
            <text:p>2.24385</text:p>
          </table:table-cell>
          <table:table-cell office:value-type="float" office:value="2.21120477966102" calcext:value-type="float">
            <text:p>2.2112</text:p>
          </table:table-cell>
          <table:table-cell office:value-type="float" office:value="2.98312298305085" calcext:value-type="float">
            <text:p>2.983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35111864407" calcext:value-type="float">
            <text:p>2.18535</text:p>
          </table:table-cell>
          <table:table-cell office:value-type="float" office:value="2.32963117514124" calcext:value-type="float">
            <text:p>2.32963</text:p>
          </table:table-cell>
          <table:table-cell office:value-type="float" office:value="3.14526494915254" calcext:value-type="float">
            <text:p>3.145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414693785311" calcext:value-type="float">
            <text:p>2.27415</text:p>
          </table:table-cell>
          <table:table-cell office:value-type="float" office:value="2.1533360338983" calcext:value-type="float">
            <text:p>2.15334</text:p>
          </table:table-cell>
          <table:table-cell office:value-type="float" office:value="2.83887484745763" calcext:value-type="float">
            <text:p>2.838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914589830508" calcext:value-type="float">
            <text:p>2.24915</text:p>
          </table:table-cell>
          <table:table-cell office:value-type="float" office:value="2.20909900564972" calcext:value-type="float">
            <text:p>2.2091</text:p>
          </table:table-cell>
          <table:table-cell office:value-type="float" office:value="2.95695281355932" calcext:value-type="float">
            <text:p>2.956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23613559322" calcext:value-type="float">
            <text:p>2.26236</text:p>
          </table:table-cell>
          <table:table-cell office:value-type="float" office:value="2.18372446327684" calcext:value-type="float">
            <text:p>2.18372</text:p>
          </table:table-cell>
          <table:table-cell office:value-type="float" office:value="2.91452691525424" calcext:value-type="float">
            <text:p>2.914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333984180791" calcext:value-type="float">
            <text:p>2.25334</text:p>
          </table:table-cell>
          <table:table-cell office:value-type="float" office:value="2.20396023728814" calcext:value-type="float">
            <text:p>2.20396</text:p>
          </table:table-cell>
          <table:table-cell office:value-type="float" office:value="2.93667186440678" calcext:value-type="float">
            <text:p>2.936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22844067797" calcext:value-type="float">
            <text:p>2.27223</text:p>
          </table:table-cell>
          <table:table-cell office:value-type="float" office:value="2.17870635028249" calcext:value-type="float">
            <text:p>2.17871</text:p>
          </table:table-cell>
          <table:table-cell office:value-type="float" office:value="2.97696094915254" calcext:value-type="float">
            <text:p>2.976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143743502825" calcext:value-type="float">
            <text:p>2.25144</text:p>
          </table:table-cell>
          <table:table-cell office:value-type="float" office:value="2.22618624858757" calcext:value-type="float">
            <text:p>2.22619</text:p>
          </table:table-cell>
          <table:table-cell office:value-type="float" office:value="3.00002142372881" calcext:value-type="float">
            <text:p>3.000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73062146893" calcext:value-type="float">
            <text:p>2.22973</text:p>
          </table:table-cell>
          <table:table-cell office:value-type="float" office:value="2.27457519774011" calcext:value-type="float">
            <text:p>2.27458</text:p>
          </table:table-cell>
          <table:table-cell office:value-type="float" office:value="2.96659430508475" calcext:value-type="float">
            <text:p>2.9665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50525423729" calcext:value-type="float">
            <text:p>2.16951</text:p>
          </table:table-cell>
          <table:table-cell office:value-type="float" office:value="2.39649847457627" calcext:value-type="float">
            <text:p>2.3965</text:p>
          </table:table-cell>
          <table:table-cell office:value-type="float" office:value="3.11181152542373" calcext:value-type="float">
            <text:p>3.1118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3410960452" calcext:value-type="float">
            <text:p>2.23034</text:p>
          </table:table-cell>
          <table:table-cell office:value-type="float" office:value="2.27794007909605" calcext:value-type="float">
            <text:p>2.27794</text:p>
          </table:table-cell>
          <table:table-cell office:value-type="float" office:value="2.98083159322034" calcext:value-type="float">
            <text:p>2.980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02187570621" calcext:value-type="float">
            <text:p>2.29702</text:p>
          </table:table-cell>
          <table:table-cell office:value-type="float" office:value="2.14546978531073" calcext:value-type="float">
            <text:p>2.14547</text:p>
          </table:table-cell>
          <table:table-cell office:value-type="float" office:value="2.75490711864407" calcext:value-type="float">
            <text:p>2.7549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36074576271" calcext:value-type="float">
            <text:p>2.28136</text:p>
          </table:table-cell>
          <table:table-cell office:value-type="float" office:value="2.18093430508475" calcext:value-type="float">
            <text:p>2.18093</text:p>
          </table:table-cell>
          <table:table-cell office:value-type="float" office:value="2.80711972881356" calcext:value-type="float">
            <text:p>2.807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869698305085" calcext:value-type="float">
            <text:p>2.2487</text:p>
          </table:table-cell>
          <table:table-cell office:value-type="float" office:value="2.24697037288136" calcext:value-type="float">
            <text:p>2.24697</text:p>
          </table:table-cell>
          <table:table-cell office:value-type="float" office:value="2.96501938983051" calcext:value-type="float">
            <text:p>2.965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04944632768" calcext:value-type="float">
            <text:p>2.21505</text:p>
          </table:table-cell>
          <table:table-cell office:value-type="float" office:value="2.31756091525424" calcext:value-type="float">
            <text:p>2.31756</text:p>
          </table:table-cell>
          <table:table-cell office:value-type="float" office:value="3.14130047457627" calcext:value-type="float">
            <text:p>3.14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7075561581921" calcext:value-type="float">
            <text:p>2.17076</text:p>
          </table:table-cell>
          <table:table-cell office:value-type="float" office:value="2.4082806440678" calcext:value-type="float">
            <text:p>2.40828</text:p>
          </table:table-cell>
          <table:table-cell office:value-type="float" office:value="3.22188637288136" calcext:value-type="float">
            <text:p>3.221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992637288136" calcext:value-type="float">
            <text:p>2.24993</text:p>
          </table:table-cell>
          <table:table-cell office:value-type="float" office:value="2.25360705084746" calcext:value-type="float">
            <text:p>2.25361</text:p>
          </table:table-cell>
          <table:table-cell office:value-type="float" office:value="3.00612447457627" calcext:value-type="float">
            <text:p>3.006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93598870056" calcext:value-type="float">
            <text:p>2.28194</text:p>
          </table:table-cell>
          <table:table-cell office:value-type="float" office:value="2.19250372881356" calcext:value-type="float">
            <text:p>2.1925</text:p>
          </table:table-cell>
          <table:table-cell office:value-type="float" office:value="2.82809803389831" calcext:value-type="float">
            <text:p>2.828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04661016949" calcext:value-type="float">
            <text:p>2.22105</text:p>
          </table:table-cell>
          <table:table-cell office:value-type="float" office:value="2.31477615819209" calcext:value-type="float">
            <text:p>2.31478</text:p>
          </table:table-cell>
          <table:table-cell office:value-type="float" office:value="3.03338020338983" calcext:value-type="float">
            <text:p>3.033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514497175141" calcext:value-type="float">
            <text:p>2.22514</text:p>
          </table:table-cell>
          <table:table-cell office:value-type="float" office:value="2.30780203389831" calcext:value-type="float">
            <text:p>2.3078</text:p>
          </table:table-cell>
          <table:table-cell office:value-type="float" office:value="3.05239186440678" calcext:value-type="float">
            <text:p>3.0523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0150311864407" calcext:value-type="float">
            <text:p>2.3015</text:p>
          </table:table-cell>
          <table:table-cell office:value-type="float" office:value="2.16736611299435" calcext:value-type="float">
            <text:p>2.16737</text:p>
          </table:table-cell>
          <table:table-cell office:value-type="float" office:value="2.88073193220339" calcext:value-type="float">
            <text:p>2.8807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59136723164" calcext:value-type="float">
            <text:p>2.21659</text:p>
          </table:table-cell>
          <table:table-cell office:value-type="float" office:value="2.33995357062147" calcext:value-type="float">
            <text:p>2.33995</text:p>
          </table:table-cell>
          <table:table-cell office:value-type="float" office:value="3.27489220338983" calcext:value-type="float">
            <text:p>3.274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34698305085" calcext:value-type="float">
            <text:p>2.27835</text:p>
          </table:table-cell>
          <table:table-cell office:value-type="float" office:value="2.11260647457627" calcext:value-type="float">
            <text:p>2.11261</text:p>
          </table:table-cell>
          <table:table-cell office:value-type="float" office:value="2.62905925423729" calcext:value-type="float">
            <text:p>2.629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067303954802" calcext:value-type="float">
            <text:p>2.30067</text:p>
          </table:table-cell>
          <table:table-cell office:value-type="float" office:value="2.09684428248588" calcext:value-type="float">
            <text:p>2.09684</text:p>
          </table:table-cell>
          <table:table-cell office:value-type="float" office:value="2.75240827118644" calcext:value-type="float">
            <text:p>2.7524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590342372881" calcext:value-type="float">
            <text:p>2.2859</text:p>
          </table:table-cell>
          <table:table-cell office:value-type="float" office:value="2.14004901694915" calcext:value-type="float">
            <text:p>2.14005</text:p>
          </table:table-cell>
          <table:table-cell office:value-type="float" office:value="2.77498779661017" calcext:value-type="float">
            <text:p>2.7749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001328813559" calcext:value-type="float">
            <text:p>2.27001</text:p>
          </table:table-cell>
          <table:table-cell office:value-type="float" office:value="2.18276424858757" calcext:value-type="float">
            <text:p>2.18276</text:p>
          </table:table-cell>
          <table:table-cell office:value-type="float" office:value="2.84302101694915" calcext:value-type="float">
            <text:p>2.843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46563841808" calcext:value-type="float">
            <text:p>2.27147</text:p>
          </table:table-cell>
          <table:table-cell office:value-type="float" office:value="2.13042281355932" calcext:value-type="float">
            <text:p>2.13042</text:p>
          </table:table-cell>
          <table:table-cell office:value-type="float" office:value="2.71298657627119" calcext:value-type="float">
            <text:p>2.7129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64827118644" calcext:value-type="float">
            <text:p>2.19865</text:p>
          </table:table-cell>
          <table:table-cell office:value-type="float" office:value="2.24437493785311" calcext:value-type="float">
            <text:p>2.24437</text:p>
          </table:table-cell>
          <table:table-cell office:value-type="float" office:value="2.87450833898305" calcext:value-type="float">
            <text:p>2.874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7079661017" calcext:value-type="float">
            <text:p>2.26771</text:p>
          </table:table-cell>
          <table:table-cell office:value-type="float" office:value="2.20278327683616" calcext:value-type="float">
            <text:p>2.20278</text:p>
          </table:table-cell>
          <table:table-cell office:value-type="float" office:value="2.91506427118644" calcext:value-type="float">
            <text:p>2.915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743985310734" calcext:value-type="float">
            <text:p>2.23744</text:p>
          </table:table-cell>
          <table:table-cell office:value-type="float" office:value="2.21542143502825" calcext:value-type="float">
            <text:p>2.21542</text:p>
          </table:table-cell>
          <table:table-cell office:value-type="float" office:value="2.89648637288136" calcext:value-type="float">
            <text:p>2.896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764656497175" calcext:value-type="float">
            <text:p>2.23765</text:p>
          </table:table-cell>
          <table:table-cell office:value-type="float" office:value="2.20430204519774" calcext:value-type="float">
            <text:p>2.2043</text:p>
          </table:table-cell>
          <table:table-cell office:value-type="float" office:value="2.85849477966102" calcext:value-type="float">
            <text:p>2.858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7679906214689" calcext:value-type="float">
            <text:p>2.2768</text:p>
          </table:table-cell>
          <table:table-cell office:value-type="float" office:value="2.19639053107345" calcext:value-type="float">
            <text:p>2.19639</text:p>
          </table:table-cell>
          <table:table-cell office:value-type="float" office:value="2.98267118644068" calcext:value-type="float">
            <text:p>2.982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150431638418" calcext:value-type="float">
            <text:p>2.2715</text:p>
          </table:table-cell>
          <table:table-cell office:value-type="float" office:value="2.17517606779661" calcext:value-type="float">
            <text:p>2.17518</text:p>
          </table:table-cell>
          <table:table-cell office:value-type="float" office:value="2.85750806779661" calcext:value-type="float">
            <text:p>2.857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41481920904" calcext:value-type="float">
            <text:p>2.23415</text:p>
          </table:table-cell>
          <table:table-cell office:value-type="float" office:value="2.27314124293785" calcext:value-type="float">
            <text:p>2.27314</text:p>
          </table:table-cell>
          <table:table-cell office:value-type="float" office:value="2.94014861016949" calcext:value-type="float">
            <text:p>2.940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42351412429" calcext:value-type="float">
            <text:p>2.20842</text:p>
          </table:table-cell>
          <table:table-cell office:value-type="float" office:value="2.3028041920904" calcext:value-type="float">
            <text:p>2.3028</text:p>
          </table:table-cell>
          <table:table-cell office:value-type="float" office:value="2.99978210169492" calcext:value-type="float">
            <text:p>2.999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60370621469" calcext:value-type="float">
            <text:p>2.2266</text:p>
          </table:table-cell>
          <table:table-cell office:value-type="float" office:value="2.23555336723164" calcext:value-type="float">
            <text:p>2.23555</text:p>
          </table:table-cell>
          <table:table-cell office:value-type="float" office:value="2.96637098305085" calcext:value-type="float">
            <text:p>2.966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746653220339" calcext:value-type="float">
            <text:p>2.27467</text:p>
          </table:table-cell>
          <table:table-cell office:value-type="float" office:value="2.17559436158192" calcext:value-type="float">
            <text:p>2.17559</text:p>
          </table:table-cell>
          <table:table-cell office:value-type="float" office:value="2.89518291525424" calcext:value-type="float">
            <text:p>2.8951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404723163842" calcext:value-type="float">
            <text:p>2.27405</text:p>
          </table:table-cell>
          <table:table-cell office:value-type="float" office:value="2.18585491525424" calcext:value-type="float">
            <text:p>2.18585</text:p>
          </table:table-cell>
          <table:table-cell office:value-type="float" office:value="2.90913044067797" calcext:value-type="float">
            <text:p>2.909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02898305085" calcext:value-type="float">
            <text:p>2.29703</text:p>
          </table:table-cell>
          <table:table-cell office:value-type="float" office:value="2.12907514124294" calcext:value-type="float">
            <text:p>2.12908</text:p>
          </table:table-cell>
          <table:table-cell office:value-type="float" office:value="2.91901003389831" calcext:value-type="float">
            <text:p>2.9190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91353220339" calcext:value-type="float">
            <text:p>2.22914</text:p>
          </table:table-cell>
          <table:table-cell office:value-type="float" office:value="2.25028012429378" calcext:value-type="float">
            <text:p>2.25028</text:p>
          </table:table-cell>
          <table:table-cell office:value-type="float" office:value="3.05949220338983" calcext:value-type="float">
            <text:p>3.059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26717514124" calcext:value-type="float">
            <text:p>2.19727</text:p>
          </table:table-cell>
          <table:table-cell office:value-type="float" office:value="2.32849322033898" calcext:value-type="float">
            <text:p>2.32849</text:p>
          </table:table-cell>
          <table:table-cell office:value-type="float" office:value="3.15600393220339" calcext:value-type="float">
            <text:p>3.15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07940112994" calcext:value-type="float">
            <text:p>2.26208</text:p>
          </table:table-cell>
          <table:table-cell office:value-type="float" office:value="2.22490742372881" calcext:value-type="float">
            <text:p>2.22491</text:p>
          </table:table-cell>
          <table:table-cell office:value-type="float" office:value="3.02949044067797" calcext:value-type="float">
            <text:p>3.029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85364971751" calcext:value-type="float">
            <text:p>2.24485</text:p>
          </table:table-cell>
          <table:table-cell office:value-type="float" office:value="2.27877376271186" calcext:value-type="float">
            <text:p>2.27877</text:p>
          </table:table-cell>
          <table:table-cell office:value-type="float" office:value="2.99677694915254" calcext:value-type="float">
            <text:p>2.996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093393220339" calcext:value-type="float">
            <text:p>2.23093</text:p>
          </table:table-cell>
          <table:table-cell office:value-type="float" office:value="2.28312229378531" calcext:value-type="float">
            <text:p>2.28312</text:p>
          </table:table-cell>
          <table:table-cell office:value-type="float" office:value="3.00586603389831" calcext:value-type="float">
            <text:p>3.005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45096045198" calcext:value-type="float">
            <text:p>2.18745</text:p>
          </table:table-cell>
          <table:table-cell office:value-type="float" office:value="2.3731015819209" calcext:value-type="float">
            <text:p>2.3731</text:p>
          </table:table-cell>
          <table:table-cell office:value-type="float" office:value="3.21020786440678" calcext:value-type="float">
            <text:p>3.210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6333220339" calcext:value-type="float">
            <text:p>2.23963</text:p>
          </table:table-cell>
          <table:table-cell office:value-type="float" office:value="2.28572829378531" calcext:value-type="float">
            <text:p>2.28573</text:p>
          </table:table-cell>
          <table:table-cell office:value-type="float" office:value="3.1173346440678" calcext:value-type="float">
            <text:p>3.1173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37079096045" calcext:value-type="float">
            <text:p>2.25637</text:p>
          </table:table-cell>
          <table:table-cell office:value-type="float" office:value="2.25920638418079" calcext:value-type="float">
            <text:p>2.25921</text:p>
          </table:table-cell>
          <table:table-cell office:value-type="float" office:value="3.12284976271186" calcext:value-type="float">
            <text:p>3.1228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86372881356" calcext:value-type="float">
            <text:p>2.19986</text:p>
          </table:table-cell>
          <table:table-cell office:value-type="float" office:value="2.29985327683616" calcext:value-type="float">
            <text:p>2.29985</text:p>
          </table:table-cell>
          <table:table-cell office:value-type="float" office:value="3.09146671186441" calcext:value-type="float">
            <text:p>3.0914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367666666667" calcext:value-type="float">
            <text:p>2.26368</text:p>
          </table:table-cell>
          <table:table-cell office:value-type="float" office:value="2.26335881355932" calcext:value-type="float">
            <text:p>2.26336</text:p>
          </table:table-cell>
          <table:table-cell office:value-type="float" office:value="3.16904894915254" calcext:value-type="float">
            <text:p>3.1690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57326553672" calcext:value-type="float">
            <text:p>2.19757</text:p>
          </table:table-cell>
          <table:table-cell office:value-type="float" office:value="2.32204665536723" calcext:value-type="float">
            <text:p>2.32205</text:p>
          </table:table-cell>
          <table:table-cell office:value-type="float" office:value="3.10379620338983" calcext:value-type="float">
            <text:p>3.10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03892655367" calcext:value-type="float">
            <text:p>2.24404</text:p>
          </table:table-cell>
          <table:table-cell office:value-type="float" office:value="2.30827096045198" calcext:value-type="float">
            <text:p>2.30827</text:p>
          </table:table-cell>
          <table:table-cell office:value-type="float" office:value="3.28326738983051" calcext:value-type="float">
            <text:p>3.283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339084745763" calcext:value-type="float">
            <text:p>2.19339</text:p>
          </table:table-cell>
          <table:table-cell office:value-type="float" office:value="2.3687995480226" calcext:value-type="float">
            <text:p>2.3688</text:p>
          </table:table-cell>
          <table:table-cell office:value-type="float" office:value="3.22014698305085" calcext:value-type="float">
            <text:p>3.220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4" calcext:value-type="float">
            <text:p>4</text:p>
          </table:table-cell>
          <table:table-cell table:formula="of:=SUM([.B56:.B60])" office:value-type="float" office:value="3" calcext:value-type="float">
            <text:p>3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1" calcext:value-type="float">
            <text:p>1</text:p>
          </table:table-cell>
          <table:table-cell table:formula="of:=SUM([.E56:.E60])" office:value-type="float" office:value="4" calcext:value-type="float">
            <text:p>4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4" calcext:value-type="float">
            <text:p>4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1" calcext:value-type="float">
            <text:p>1</text:p>
          </table:table-cell>
          <table:table-cell table:formula="of:=SUM([.K56:.K60])" office:value-type="float" office:value="0" calcext:value-type="float">
            <text:p>0</text:p>
          </table:table-cell>
          <table:table-cell table:formula="of:=SUM([.L56:.L60])" office:value-type="float" office:value="4" calcext:value-type="float">
            <text:p>4</text:p>
          </table:table-cell>
          <table:table-cell table:formula="of:=SUM([.M56:.M60])" office:value-type="float" office:value="4" calcext:value-type="float">
            <text:p>4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4" calcext:value-type="float">
            <text:p>4</text:p>
          </table:table-cell>
          <table:table-cell table:formula="of:=SUM([.Q56:.Q60])" office:value-type="float" office:value="4" calcext:value-type="float">
            <text:p>4</text:p>
          </table:table-cell>
          <table:table-cell table:formula="of:=SUM([.R56:.R60])" office:value-type="float" office:value="3" calcext:value-type="float">
            <text:p>3</text:p>
          </table:table-cell>
          <table:table-cell table:formula="of:=SUM([.S56:.S60])" office:value-type="float" office:value="4" calcext:value-type="float">
            <text:p>4</text:p>
          </table:table-cell>
          <table:table-cell table:formula="of:=SUM([.T56:.T60])" office:value-type="float" office:value="4" calcext:value-type="float">
            <text:p>4</text:p>
          </table:table-cell>
          <table:table-cell table:formula="of:=SUM([.U56:.U60])" office:value-type="float" office:value="2" calcext:value-type="float">
            <text:p>2</text:p>
          </table:table-cell>
          <table:table-cell table:formula="of:=SUM([.V56:.V60])" office:value-type="float" office:value="3" calcext:value-type="float">
            <text:p>3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1" calcext:value-type="float">
            <text:p>1</text:p>
          </table:table-cell>
          <table:table-cell table:formula="of:=SUM([.Y56:.Y60])" office:value-type="float" office:value="4" calcext:value-type="float">
            <text:p>4</text:p>
          </table:table-cell>
          <table:table-cell table:formula="of:=SUM([.Z56:.Z60])" office:value-type="float" office:value="2" calcext:value-type="float">
            <text:p>2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2" calcext:value-type="float">
            <text:p>2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2" calcext:value-type="float">
            <text:p>2</text:p>
          </table:table-cell>
          <table:table-cell table:formula="of:=SUM([.AE56:.AE60])" office:value-type="float" office:value="2" calcext:value-type="float">
            <text:p>2</text:p>
          </table:table-cell>
          <table:table-cell table:formula="of:=SUM([.AF56:.AF60])" office:value-type="float" office:value="0" calcext:value-type="float">
            <text:p>0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4" calcext:value-type="float">
            <text:p>4</text:p>
          </table:table-cell>
          <table:table-cell table:formula="of:=SUM([.AJ56:.AJ60])" office:value-type="float" office:value="3" calcext:value-type="float">
            <text:p>3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2" calcext:value-type="float">
            <text:p>2</text:p>
          </table:table-cell>
          <table:table-cell table:formula="of:=SUM([.AN56:.AN60])" office:value-type="float" office:value="4" calcext:value-type="float">
            <text:p>4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1" calcext:value-type="float">
            <text:p>1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2" calcext:value-type="float">
            <text:p>2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4" calcext:value-type="float">
            <text:p>4</text:p>
          </table:table-cell>
          <table:table-cell table:formula="of:=SUM([.AU56:.AU60])" office:value-type="float" office:value="4" calcext:value-type="float">
            <text:p>4</text:p>
          </table:table-cell>
          <table:table-cell table:formula="of:=SUM([.AV56:.AV60])" office:value-type="float" office:value="4" calcext:value-type="float">
            <text:p>4</text:p>
          </table:table-cell>
          <table:table-cell table:formula="of:=SUM([.AW56:.AW60])" office:value-type="float" office:value="3" calcext:value-type="float">
            <text:p>3</text:p>
          </table:table-cell>
          <table:table-cell table:formula="of:=SUM([.AX56:.AX60])" office:value-type="float" office:value="1" calcext:value-type="float">
            <text:p>1</text:p>
          </table:table-cell>
          <table:table-cell table:formula="of:=SUM([.AY56:.AY60])" office:value-type="float" office:value="3" calcext:value-type="float">
            <text:p>3</text:p>
          </table:table-cell>
          <table:table-cell table:formula="of:=SUM([.AZ56:.AZ60])" office:value-type="float" office:value="1" calcext:value-type="float">
            <text:p>1</text:p>
          </table:table-cell>
          <table:table-cell table:formula="of:=SUM([.BA56:.BA60])" office:value-type="float" office:value="2" calcext:value-type="float">
            <text:p>2</text:p>
          </table:table-cell>
          <table:table-cell table:formula="of:=SUM([.BB56:.BB60])" office:value-type="float" office:value="3" calcext:value-type="float">
            <text:p>3</text:p>
          </table:table-cell>
          <table:table-cell table:formula="of:=SUM([.BC56:.BC60])" office:value-type="float" office:value="3" calcext:value-type="float">
            <text:p>3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2" calcext:value-type="float">
            <text:p>2</text:p>
          </table:table-cell>
          <table:table-cell table:formula="of:=SUM([.BF56:.BF60])" office:value-type="float" office:value="1" calcext:value-type="float">
            <text:p>1</text:p>
          </table:table-cell>
          <table:table-cell table:formula="of:=SUM([.BG56:.BG60])" office:value-type="float" office:value="4" calcext:value-type="float">
            <text:p>4</text:p>
          </table:table-cell>
          <table:table-cell table:formula="of:=SUM([.BH56:.BH60])" office:value-type="float" office:value="1" calcext:value-type="float">
            <text:p>1</text:p>
          </table:table-cell>
          <table:table-cell table:formula="of:=SUM([.BI56:.BI60])" office:value-type="float" office:value="2" calcext:value-type="float">
            <text:p>2</text:p>
          </table:table-cell>
          <table:table-cell table:formula="of:=SUM([.BJ56:.BJ60])" office:value-type="float" office:value="3" calcext:value-type="float">
            <text:p>3</text:p>
          </table:table-cell>
          <table:table-cell table:formula="of:=SUM([.BK56:.BK60])" office:value-type="float" office:value="1" calcext:value-type="float">
            <text:p>1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3" calcext:value-type="float">
            <text:p>3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2" calcext:value-type="float">
            <text:p>2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2:32.790205220</dc:date>
    <meta:document-statistic meta:table-count="1" meta:cell-count="4572" meta:object-count="0"/>
    <meta:generator>LibreOffice/4.2.8.2$Linux_X86_64 LibreOffice_project/420m0$Build-2</meta:generator>
  </office:meta>
</office:document-meta>
</file>